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  <style:style style:name="T1" style:family="text">
      <style:text-properties officeooo:rsid="000c8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eeeeeeeeee787jhy6y8h</text:span>aaaa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11:34:21.970000000</dc:date>
    <meta:editing-duration>PT2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71" meta:non-whitespace-character-count="71"/>
  </office:meta>
</office:document-meta>
</file>